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fo:background-color="#ffff99"/>
    </style:style>
    <style:style style:name="ce19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9" table:default-cell-style-name="ce7"/>
        <table:table-column table:style-name="co3" table:default-cell-style-name="ce11"/>
        <table:table-column table:style-name="co4" table:default-cell-style-name="ce15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5"/>
        <table:table-column table:style-name="co2" table:number-columns-repeated="3" table:default-cell-style-name="Default"/>
        <table:table-column table:style-name="co2" table:default-cell-style-name="ce18"/>
        <table:table-column table:style-name="co4" table:default-cell-style-name="ce15"/>
        <table:table-column table:style-name="co2" table:number-columns-repeated="2" table:default-cell-style-name="ce7"/>
        <table:table-column table:style-name="co2" table:default-cell-style-name="ce18"/>
        <table:table-column table:style-name="co4" table:default-cell-style-name="ce15"/>
        <table:table-column table:style-name="co5" table:default-cell-style-name="ce22"/>
        <table:table-column table:style-name="co6" table:default-cell-style-name="ce9"/>
        <table:table-column table:style-name="co6" table:default-cell-style-name="Default"/>
        <table:table-column table:style-name="co4" table:default-cell-style-name="ce15"/>
        <table:table-column table:style-name="co6" table:default-cell-style-name="ce25"/>
        <table:table-column table:style-name="co7" table:default-cell-style-name="ce29"/>
        <table:table-column table:style-name="co4" table:default-cell-style-name="ce15"/>
        <table:table-column table:style-name="co6" table:default-cell-style-name="ce25"/>
        <table:table-column table:style-name="co2" table:default-cell-style-name="ce31"/>
        <table:table-column table:style-name="co4" table:default-cell-style-name="ce15"/>
        <table:table-column table:style-name="co6" table:default-cell-style-name="ce25"/>
        <table:table-column table:style-name="co7" table:default-cell-style-name="ce29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L9</text:p>
          </table:table-cell>
          <table:table-cell table:style-name="ce6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14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6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4"/>
          <table:table-cell table:style-name="ce16" office:value-type="string" calcext:value-type="string">
            <text:p>CP1</text:p>
          </table:table-cell>
          <table:table-cell table:style-name="ce16" office:value-type="string" calcext:value-type="string">
            <text:p>CP2</text:p>
          </table:table-cell>
          <table:table-cell table:style-name="ce16" office:value-type="string" calcext:value-type="string">
            <text:p>IM</text:p>
          </table:table-cell>
          <table:table-cell table:style-name="ce11" office:value-type="string" calcext:value-type="string">
            <text:p>CP Final</text:p>
          </table:table-cell>
          <table:table-cell table:style-name="ce14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R</text:p>
          </table:table-cell>
          <table:table-cell table:style-name="ce19" office:value-type="string" calcext:value-type="string">
            <text:p>FP Final</text:p>
          </table:table-cell>
          <table:table-cell table:style-name="ce14"/>
          <table:table-cell table:style-name="ce20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9" office:value-type="string" calcext:value-type="string">
            <text:p>Final GPA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27" office:value-type="string" calcext:value-type="string">
            <text:p>Numerical Grade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30" office:value-type="string" calcext:value-type="string">
            <text:p>GPA </text:p>
          </table:table-cell>
          <table:table-cell table:style-name="ce14"/>
          <table:table-cell table:style-name="ce23"/>
          <table:table-cell table:style-name="ce27"/>
          <table:table-cell table:style-name="ce16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2" table:formula="of:=(SUM(VLOOKUP([.B2]; [.$AF$2:.$AG$15]; 2; 0); VLOOKUP([.C2]; [.$AF$2:.$AG$15]; 2; 0); VLOOKUP([.D2]; [.$AF$2:.$AG$15]; 2; 0); VLOOKUP([.E2]; [.$AF$2:.$AG$15]; 2; 0); VLOOKUP([.F2]; [.$AF$2:.$AG$15]; 2; 0); VLOOKUP([.G2]; [.$AF$2:.$AG$15]; 2; 0); VLOOKUP([.H2]; [.$AF$2:.$AG$15]; 2; 0); VLOOKUP([.I2]; [.$AF$2:.$AG$15]; 2; 0); VLOOKUP([.J2]; [.$AF$2:.$AG$15]; 2; 0); VLOOKUP([.K2]; [.$AF$2:.$AG$15]; 2; 0) )) / 1000 * 0.3" office:value-type="float" office:value="0.2841" calcext:value-type="float">
            <text:p>0.2841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87" calcext:value-type="float">
            <text:p>87</text:p>
          </table:table-cell>
          <table:table-cell table:style-name="ce17" table:formula="of:=(([.N2] / 50)*0.15 + ([.O2] / 50)*0.15 + ([.P2] / 100)*0.2)" office:value-type="float" office:value="0.438" calcext:value-type="float">
            <text:p>0.43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17" table:formula="of:=( ((SUM(VLOOKUP([.S2]; [.$AF$3:.$AG$15]; 2; 0);  SUM(VLOOKUP([.T2]; [.$AF$3:.$AG$15]; 2; 0) ))) + ([.U2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7" table:formula="of:=(SUM(VLOOKUP([.X2]; [.$AF$3:.$AG$15]; 2; 0); VLOOKUP([.Y2]; [.$AF$3:.$AG$15]; 2; 0))) / 200 * 0.15" office:value-type="float" office:value="0.129" calcext:value-type="float">
            <text:p>0.12900</text:p>
          </table:table-cell>
          <table:table-cell/>
          <table:table-cell table:style-name="ce20" table:formula="of:=[.L2] + [.Q2] + [.V2] + [.Z2]" office:value-type="float" office:value="0.895665217391304" calcext:value-type="float">
            <text:p>0.89567</text:p>
          </table:table-cell>
          <table:table-cell table:style-name="ce21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B+" calcext:value-type="string">
            <text:p>B+</text:p>
          </table:table-cell>
          <table:table-cell table:style-name="ce9" table:formula="of:=VLOOKUP([.AC2]; [.$AI$2:.$AJ$13]; 2; 0)" office:value-type="float" office:value="3.3" calcext:value-type="float">
            <text:p>3.3</text:p>
          </table:table-cell>
          <table:table-cell/>
          <table:table-cell table:style-name="ce24" office:value-type="string" calcext:value-type="string">
            <text:p>A+</text:p>
          </table:table-cell>
          <table:table-cell table:style-name="ce28" office:value-type="string" calcext:value-type="string">
            <text:p>9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style-name="ce12" table:formula="of:=(SUM(VLOOKUP([.B3]; [.$AF$2:.$AG$15]; 2; 0); VLOOKUP([.C3]; [.$AF$2:.$AG$15]; 2; 0); VLOOKUP([.D3]; [.$AF$2:.$AG$15]; 2; 0); VLOOKUP([.E3]; [.$AF$2:.$AG$15]; 2; 0); VLOOKUP([.F3]; [.$AF$2:.$AG$15]; 2; 0); VLOOKUP([.G3]; [.$AF$2:.$AG$15]; 2; 0); VLOOKUP([.H3]; [.$AF$2:.$AG$15]; 2; 0); VLOOKUP([.I3]; [.$AF$2:.$AG$15]; 2; 0); VLOOKUP([.J3]; [.$AF$2:.$AG$15]; 2; 0); VLOOKUP([.K3]; [.$AF$2:.$AG$15]; 2; 0) )) / 1000 * 0.3" office:value-type="float" office:value="0.2514" calcext:value-type="float">
            <text:p>0.2514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77" calcext:value-type="float">
            <text:p>77</text:p>
          </table:table-cell>
          <table:table-cell table:style-name="ce17" table:formula="of:=(([.N3] / 50)*0.15 + ([.O3] / 50)*0.15 + ([.P3] / 100)*0.2)" office:value-type="float" office:value="0.382" calcext:value-type="float">
            <text:p>0.382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17" table:formula="of:=( ((SUM(VLOOKUP([.S3]; [.$AF$3:.$AG$15]; 2; 0);  SUM(VLOOKUP([.T3]; [.$AF$3:.$AG$15]; 2; 0) ))) + ([.U3])  ) / (100 + 100 + 30)) * 0.05" office:value-type="float" office:value="0.0439130434782609" calcext:value-type="float">
            <text:p>0.04391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7" table:formula="of:=(SUM(VLOOKUP([.X3]; [.$AF$3:.$AG$15]; 2; 0); VLOOKUP([.Y3]; [.$AF$3:.$AG$15]; 2; 0))) / 200 * 0.15" office:value-type="float" office:value="0.129" calcext:value-type="float">
            <text:p>0.12900</text:p>
          </table:table-cell>
          <table:table-cell/>
          <table:table-cell table:style-name="ce20" table:formula="of:=[.L3] + [.Q3] + [.V3] + [.Z3]" office:value-type="float" office:value="0.806313043478261" calcext:value-type="float">
            <text:p>0.80631</text:p>
          </table:table-cell>
          <table:table-cell table:style-name="ce21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B-" calcext:value-type="string">
            <text:p>B-</text:p>
          </table:table-cell>
          <table:table-cell table:style-name="ce9" table:formula="of:=VLOOKUP([.AC3]; [.$AI$2:.$AJ$13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style-name="ce12" table:formula="of:=(SUM(VLOOKUP([.B4]; [.$AF$2:.$AG$15]; 2; 0); VLOOKUP([.C4]; [.$AF$2:.$AG$15]; 2; 0); VLOOKUP([.D4]; [.$AF$2:.$AG$15]; 2; 0); VLOOKUP([.E4]; [.$AF$2:.$AG$15]; 2; 0); VLOOKUP([.F4]; [.$AF$2:.$AG$15]; 2; 0); VLOOKUP([.G4]; [.$AF$2:.$AG$15]; 2; 0); VLOOKUP([.H4]; [.$AF$2:.$AG$15]; 2; 0); VLOOKUP([.I4]; [.$AF$2:.$AG$15]; 2; 0); VLOOKUP([.J4]; [.$AF$2:.$AG$15]; 2; 0); VLOOKUP([.K4]; [.$AF$2:.$AG$15]; 2; 0) )) / 1000 * 0.3" office:value-type="float" office:value="0.267" calcext:value-type="float">
            <text:p>0.267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63" calcext:value-type="float">
            <text:p>63</text:p>
          </table:table-cell>
          <table:table-cell table:style-name="ce17" table:formula="of:=(([.N4] / 50)*0.15 + ([.O4] / 50)*0.15 + ([.P4] / 100)*0.2)" office:value-type="float" office:value="0.339" calcext:value-type="float">
            <text:p>0.33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( ((SUM(VLOOKUP([.S4]; [.$AF$3:.$AG$15]; 2; 0);  SUM(VLOOKUP([.T4]; [.$AF$3:.$AG$15]; 2; 0) ))) + ([.U4])  ) / (100 + 100 + 30)) * 0.05" office:value-type="float" office:value="0.0373913043478261" calcext:value-type="float">
            <text:p>0.03739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7" table:formula="of:=(SUM(VLOOKUP([.X4]; [.$AF$3:.$AG$15]; 2; 0); VLOOKUP([.Y4]; [.$AF$3:.$AG$15]; 2; 0))) / 200 * 0.15" office:value-type="float" office:value="0.1395" calcext:value-type="float">
            <text:p>0.13950</text:p>
          </table:table-cell>
          <table:table-cell/>
          <table:table-cell table:style-name="ce20" table:formula="of:=[.L4] + [.Q4] + [.V4] + [.Z4]" office:value-type="float" office:value="0.782891304347826" calcext:value-type="float">
            <text:p>0.78289</text:p>
          </table:table-cell>
          <table:table-cell table:style-name="ce21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C+" calcext:value-type="string">
            <text:p>C+</text:p>
          </table:table-cell>
          <table:table-cell table:style-name="ce9" table:formula="of:=VLOOKUP([.AC4]; [.$AI$2:.$AJ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9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2" table:formula="of:=(SUM(VLOOKUP([.B5]; [.$AF$2:.$AG$15]; 2; 0); VLOOKUP([.C5]; [.$AF$2:.$AG$15]; 2; 0); VLOOKUP([.D5]; [.$AF$2:.$AG$15]; 2; 0); VLOOKUP([.E5]; [.$AF$2:.$AG$15]; 2; 0); VLOOKUP([.F5]; [.$AF$2:.$AG$15]; 2; 0); VLOOKUP([.G5]; [.$AF$2:.$AG$15]; 2; 0); VLOOKUP([.H5]; [.$AF$2:.$AG$15]; 2; 0); VLOOKUP([.I5]; [.$AF$2:.$AG$15]; 2; 0); VLOOKUP([.J5]; [.$AF$2:.$AG$15]; 2; 0); VLOOKUP([.K5]; [.$AF$2:.$AG$15]; 2; 0) )) / 1000 * 0.3" office:value-type="float" office:value="0.2862" calcext:value-type="float">
            <text:p>0.2862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0" calcext:value-type="float">
            <text:p>90</text:p>
          </table:table-cell>
          <table:table-cell table:style-name="ce17" table:formula="of:=(([.N5] / 50)*0.15 + ([.O5] / 50)*0.15 + ([.P5] / 100)*0.2)" office:value-type="float" office:value="0.45" calcext:value-type="float">
            <text:p>0.45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17" table:formula="of:=( ((SUM(VLOOKUP([.S5]; [.$AF$3:.$AG$15]; 2; 0);  SUM(VLOOKUP([.T5]; [.$AF$3:.$AG$15]; 2; 0) ))) + ([.U5])  ) / (100 + 100 + 30)) * 0.05" office:value-type="float" office:value="0.0454347826086957" calcext:value-type="float">
            <text:p>0.04543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7" table:formula="of:=(SUM(VLOOKUP([.X5]; [.$AF$3:.$AG$15]; 2; 0); VLOOKUP([.Y5]; [.$AF$3:.$AG$15]; 2; 0))) / 200 * 0.15" office:value-type="float" office:value="0.129" calcext:value-type="float">
            <text:p>0.12900</text:p>
          </table:table-cell>
          <table:table-cell/>
          <table:table-cell table:style-name="ce20" table:formula="of:=[.L5] + [.Q5] + [.V5] + [.Z5]" office:value-type="float" office:value="0.910634782608696" calcext:value-type="float">
            <text:p>0.91063</text:p>
          </table:table-cell>
          <table:table-cell table:style-name="ce21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A-" calcext:value-type="string">
            <text:p>A-</text:p>
          </table:table-cell>
          <table:table-cell table:style-name="ce9" table:formula="of:=VLOOKUP([.AC5]; [.$AI$2:.$AJ$13]; 2; 0)" office:value-type="float" office:value="3.7" calcext:value-type="float">
            <text:p>3.7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2" table:formula="of:=(SUM(VLOOKUP([.B6]; [.$AF$2:.$AG$15]; 2; 0); VLOOKUP([.C6]; [.$AF$2:.$AG$15]; 2; 0); VLOOKUP([.D6]; [.$AF$2:.$AG$15]; 2; 0); VLOOKUP([.E6]; [.$AF$2:.$AG$15]; 2; 0); VLOOKUP([.F6]; [.$AF$2:.$AG$15]; 2; 0); VLOOKUP([.G6]; [.$AF$2:.$AG$15]; 2; 0); VLOOKUP([.H6]; [.$AF$2:.$AG$15]; 2; 0); VLOOKUP([.I6]; [.$AF$2:.$AG$15]; 2; 0); VLOOKUP([.J6]; [.$AF$2:.$AG$15]; 2; 0); VLOOKUP([.K6]; [.$AF$2:.$AG$15]; 2; 0) )) / 1000 * 0.3" office:value-type="float" office:value="0.288" calcext:value-type="float">
            <text:p>0.288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7" calcext:value-type="float">
            <text:p>97</text:p>
          </table:table-cell>
          <table:table-cell table:style-name="ce17" table:formula="of:=(([.N6] / 50)*0.15 + ([.O6] / 50)*0.15 + ([.P6] / 100)*0.2)" office:value-type="float" office:value="0.482" calcext:value-type="float">
            <text:p>0.482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17" table:formula="of:=( ((SUM(VLOOKUP([.S6]; [.$AF$3:.$AG$15]; 2; 0);  SUM(VLOOKUP([.T6]; [.$AF$3:.$AG$15]; 2; 0) ))) + ([.U6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7" table:formula="of:=(SUM(VLOOKUP([.X6]; [.$AF$3:.$AG$15]; 2; 0); VLOOKUP([.Y6]; [.$AF$3:.$AG$15]; 2; 0))) / 200 * 0.15" office:value-type="float" office:value="0.144" calcext:value-type="float">
            <text:p>0.14400</text:p>
          </table:table-cell>
          <table:table-cell/>
          <table:table-cell table:style-name="ce20" table:formula="of:=[.L6] + [.Q6] + [.V6] + [.Z6]" office:value-type="float" office:value="0.960086956521739" calcext:value-type="float">
            <text:p>0.96009</text:p>
          </table:table-cell>
          <table:table-cell table:style-name="ce21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A" calcext:value-type="string">
            <text:p>A</text:p>
          </table:table-cell>
          <table:table-cell table:style-name="ce9" table:formula="of:=VLOOKUP([.AC6]; [.$AI$2:.$AJ$13]; 2; 0)" office:value-type="float" office:value="4" calcext:value-type="float">
            <text:p>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2" table:formula="of:=(SUM(VLOOKUP([.B7]; [.$AF$2:.$AG$15]; 2; 0); VLOOKUP([.C7]; [.$AF$2:.$AG$15]; 2; 0); VLOOKUP([.D7]; [.$AF$2:.$AG$15]; 2; 0); VLOOKUP([.E7]; [.$AF$2:.$AG$15]; 2; 0); VLOOKUP([.F7]; [.$AF$2:.$AG$15]; 2; 0); VLOOKUP([.G7]; [.$AF$2:.$AG$15]; 2; 0); VLOOKUP([.H7]; [.$AF$2:.$AG$15]; 2; 0); VLOOKUP([.I7]; [.$AF$2:.$AG$15]; 2; 0); VLOOKUP([.J7]; [.$AF$2:.$AG$15]; 2; 0); VLOOKUP([.K7]; [.$AF$2:.$AG$15]; 2; 0) )) / 1000 * 0.3" office:value-type="float" office:value="0.2832" calcext:value-type="float">
            <text:p>0.283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93" calcext:value-type="float">
            <text:p>93</text:p>
          </table:table-cell>
          <table:table-cell table:style-name="ce17" table:formula="of:=(([.N7] / 50)*0.15 + ([.O7] / 50)*0.15 + ([.P7] / 100)*0.2)" office:value-type="float" office:value="0.462" calcext:value-type="float">
            <text:p>0.46200</text:p>
          </table:table-cell>
          <table:table-cell/>
          <table:table-cell table:number-columns-repeated="2"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17" table:formula="of:=( ((SUM(VLOOKUP([.S7]; [.$AF$3:.$AG$15]; 2; 0);  SUM(VLOOKUP([.T7]; [.$AF$3:.$AG$15]; 2; 0) ))) + ([.U7])  ) / (100 + 100 + 30)) * 0.05" office:value-type="float" office:value="0.0469565217391304" calcext:value-type="float">
            <text:p>0.04696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7" table:formula="of:=(SUM(VLOOKUP([.X7]; [.$AF$3:.$AG$15]; 2; 0); VLOOKUP([.Y7]; [.$AF$3:.$AG$15]; 2; 0))) / 200 * 0.15" office:value-type="float" office:value="0.1395" calcext:value-type="float">
            <text:p>0.13950</text:p>
          </table:table-cell>
          <table:table-cell/>
          <table:table-cell table:style-name="ce20" table:formula="of:=[.L7] + [.Q7] + [.V7] + [.Z7]" office:value-type="float" office:value="0.931656521739131" calcext:value-type="float">
            <text:p>0.93166</text:p>
          </table:table-cell>
          <table:table-cell table:style-name="ce21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A-" calcext:value-type="string">
            <text:p>A-</text:p>
          </table:table-cell>
          <table:table-cell table:style-name="ce9" table:formula="of:=VLOOKUP([.AC7]; [.$AI$2:.$AJ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2" table:formula="of:=(SUM(VLOOKUP([.B8]; [.$AF$2:.$AG$15]; 2; 0); VLOOKUP([.C8]; [.$AF$2:.$AG$15]; 2; 0); VLOOKUP([.D8]; [.$AF$2:.$AG$15]; 2; 0); VLOOKUP([.E8]; [.$AF$2:.$AG$15]; 2; 0); VLOOKUP([.F8]; [.$AF$2:.$AG$15]; 2; 0); VLOOKUP([.G8]; [.$AF$2:.$AG$15]; 2; 0); VLOOKUP([.H8]; [.$AF$2:.$AG$15]; 2; 0); VLOOKUP([.I8]; [.$AF$2:.$AG$15]; 2; 0); VLOOKUP([.J8]; [.$AF$2:.$AG$15]; 2; 0); VLOOKUP([.K8]; [.$AF$2:.$AG$15]; 2; 0) )) / 1000 * 0.3" office:value-type="float" office:value="0.2802" calcext:value-type="float">
            <text:p>0.280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8" calcext:value-type="float">
            <text:p>88</text:p>
          </table:table-cell>
          <table:table-cell table:style-name="ce17" table:formula="of:=(([.N8] / 50)*0.15 + ([.O8] / 50)*0.15 + ([.P8] / 100)*0.2)" office:value-type="float" office:value="0.452" calcext:value-type="float">
            <text:p>0.452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( ((SUM(VLOOKUP([.S8]; [.$AF$3:.$AG$15]; 2; 0);  SUM(VLOOKUP([.T8]; [.$AF$3:.$AG$15]; 2; 0) ))) + ([.U8])  ) / (100 + 100 + 30)) * 0.05" office:value-type="float" office:value="0.0373913043478261" calcext:value-type="float">
            <text:p>0.03739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7" table:formula="of:=(SUM(VLOOKUP([.X8]; [.$AF$3:.$AG$15]; 2; 0); VLOOKUP([.Y8]; [.$AF$3:.$AG$15]; 2; 0))) / 200 * 0.15" office:value-type="float" office:value="0.129" calcext:value-type="float">
            <text:p>0.12900</text:p>
          </table:table-cell>
          <table:table-cell/>
          <table:table-cell table:style-name="ce20" table:formula="of:=[.L8] + [.Q8] + [.V8] + [.Z8]" office:value-type="float" office:value="0.898591304347826" calcext:value-type="float">
            <text:p>0.89859</text:p>
          </table:table-cell>
          <table:table-cell table:style-name="ce21" table:formula="of:=IF([.AB8]&gt;=0.9875;&quot;A+&quot;;  IF([.AB8]&gt;=0.94; &quot;A&quot;; IF([.AB8]&gt;=0.9; &quot;A-&quot;; IF([.AB8]&gt;=0.87; &quot;B+&quot;; IF([.AB8]&gt;=0.84;&quot;B&quot;; IF([.AB8]&gt;=0.8; &quot;B-&quot;; IF([.AB8]&gt;=0.77; &quot;C+&quot;; IF([.AB8]&gt;=0.74;&quot;C&quot;; IF([.AB8]&gt;=0.7; &quot;C-&quot;; IF([.AB8]&gt;=0.67; &quot;D+&quot;; IF([.AB8]&gt;=0.64;&quot;D&quot;; IF([.AB8]&gt;=0.6; &quot;D-&quot;; &quot;F&quot;))))))))))))" office:value-type="string" office:string-value="B+" calcext:value-type="string">
            <text:p>B+</text:p>
          </table:table-cell>
          <table:table-cell table:style-name="ce9" table:formula="of:=VLOOKUP([.AC8]; [.$AI$2:.$AJ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style-name="ce12" table:formula="of:=(SUM(VLOOKUP([.B9]; [.$AF$2:.$AG$15]; 2; 0); VLOOKUP([.C9]; [.$AF$2:.$AG$15]; 2; 0); VLOOKUP([.D9]; [.$AF$2:.$AG$15]; 2; 0); VLOOKUP([.E9]; [.$AF$2:.$AG$15]; 2; 0); VLOOKUP([.F9]; [.$AF$2:.$AG$15]; 2; 0); VLOOKUP([.G9]; [.$AF$2:.$AG$15]; 2; 0); VLOOKUP([.H9]; [.$AF$2:.$AG$15]; 2; 0); VLOOKUP([.I9]; [.$AF$2:.$AG$15]; 2; 0); VLOOKUP([.J9]; [.$AF$2:.$AG$15]; 2; 0); VLOOKUP([.K9]; [.$AF$2:.$AG$15]; 2; 0) )) / 1000 * 0.3" office:value-type="float" office:value="0.2823" calcext:value-type="float">
            <text:p>0.2823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82" calcext:value-type="float">
            <text:p>82</text:p>
          </table:table-cell>
          <table:table-cell table:style-name="ce17" table:formula="of:=(([.N9] / 50)*0.15 + ([.O9] / 50)*0.15 + ([.P9] / 100)*0.2)" office:value-type="float" office:value="0.44" calcext:value-type="float">
            <text:p>0.44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17" table:formula="of:=( ((SUM(VLOOKUP([.S9]; [.$AF$3:.$AG$15]; 2; 0);  SUM(VLOOKUP([.T9]; [.$AF$3:.$AG$15]; 2; 0) ))) + ([.U9])  ) / (100 + 100 + 30)) * 0.05" office:value-type="float" office:value="0.0454347826086957" calcext:value-type="float">
            <text:p>0.0454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7" table:formula="of:=(SUM(VLOOKUP([.X9]; [.$AF$3:.$AG$15]; 2; 0); VLOOKUP([.Y9]; [.$AF$3:.$AG$15]; 2; 0))) / 200 * 0.15" office:value-type="float" office:value="0.1395" calcext:value-type="float">
            <text:p>0.13950</text:p>
          </table:table-cell>
          <table:table-cell/>
          <table:table-cell table:style-name="ce20" table:formula="of:=[.L9] + [.Q9] + [.V9] + [.Z9]" office:value-type="float" office:value="0.907234782608696" calcext:value-type="float">
            <text:p>0.90723</text:p>
          </table:table-cell>
          <table:table-cell table:style-name="ce21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A-" calcext:value-type="string">
            <text:p>A-</text:p>
          </table:table-cell>
          <table:table-cell table:style-name="ce9" table:formula="of:=VLOOKUP([.AC9]; [.$AI$2:.$AJ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style-name="ce12" table:formula="of:=(SUM(VLOOKUP([.B10]; [.$AF$2:.$AG$15]; 2; 0); VLOOKUP([.C10]; [.$AF$2:.$AG$15]; 2; 0); VLOOKUP([.D10]; [.$AF$2:.$AG$15]; 2; 0); VLOOKUP([.E10]; [.$AF$2:.$AG$15]; 2; 0); VLOOKUP([.F10]; [.$AF$2:.$AG$15]; 2; 0); VLOOKUP([.G10]; [.$AF$2:.$AG$15]; 2; 0); VLOOKUP([.H10]; [.$AF$2:.$AG$15]; 2; 0); VLOOKUP([.I10]; [.$AF$2:.$AG$15]; 2; 0); VLOOKUP([.J10]; [.$AF$2:.$AG$15]; 2; 0); VLOOKUP([.K10]; [.$AF$2:.$AG$15]; 2; 0) )) / 1000 * 0.3" office:value-type="float" office:value="0.1818" calcext:value-type="float">
            <text:p>0.1818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69" calcext:value-type="float">
            <text:p>69</text:p>
          </table:table-cell>
          <table:table-cell table:style-name="ce17" table:formula="of:=(([.N10] / 50)*0.15 + ([.O10] / 50)*0.15 + ([.P10] / 100)*0.2)" office:value-type="float" office:value="0.372" calcext:value-type="float">
            <text:p>0.372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17" table:formula="of:=( ((SUM(VLOOKUP([.S10]; [.$AF$3:.$AG$15]; 2; 0);  SUM(VLOOKUP([.T10]; [.$AF$3:.$AG$15]; 2; 0) ))) + ([.U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7" table:formula="of:=(SUM(VLOOKUP([.X10]; [.$AF$3:.$AG$15]; 2; 0); VLOOKUP([.Y10]; [.$AF$3:.$AG$15]; 2; 0))) / 200 * 0.15" office:value-type="float" office:value="0.1395" calcext:value-type="float">
            <text:p>0.13950</text:p>
          </table:table-cell>
          <table:table-cell/>
          <table:table-cell table:style-name="ce20" table:formula="of:=[.L10] + [.Q10] + [.V10] + [.Z10]" office:value-type="float" office:value="0.737865217391304" calcext:value-type="float">
            <text:p>0.73787</text:p>
          </table:table-cell>
          <table:table-cell table:style-name="ce21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C-" calcext:value-type="string">
            <text:p>C-</text:p>
          </table:table-cell>
          <table:table-cell table:style-name="ce9" table:formula="of:=VLOOKUP([.AC10]; [.$AI$2:.$AJ$13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+</text:p>
          </table:table-cell>
          <table:table-cell office:value-type="string" calcext:value-type="string">
            <text:p>B+</text:p>
          </table:table-cell>
          <table:table-cell table:style-name="ce12" table:formula="of:=(SUM(VLOOKUP([.B11]; [.$AF$2:.$AG$15]; 2; 0); VLOOKUP([.C11]; [.$AF$2:.$AG$15]; 2; 0); VLOOKUP([.D11]; [.$AF$2:.$AG$15]; 2; 0); VLOOKUP([.E11]; [.$AF$2:.$AG$15]; 2; 0); VLOOKUP([.F11]; [.$AF$2:.$AG$15]; 2; 0); VLOOKUP([.G11]; [.$AF$2:.$AG$15]; 2; 0); VLOOKUP([.H11]; [.$AF$2:.$AG$15]; 2; 0); VLOOKUP([.I11]; [.$AF$2:.$AG$15]; 2; 0); VLOOKUP([.J11]; [.$AF$2:.$AG$15]; 2; 0); VLOOKUP([.K11]; [.$AF$2:.$AG$15]; 2; 0) )) / 1000 * 0.3" office:value-type="float" office:value="0.2124" calcext:value-type="float">
            <text:p>0.212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80" calcext:value-type="float">
            <text:p>80</text:p>
          </table:table-cell>
          <table:table-cell table:style-name="ce17" table:formula="of:=(([.N11] / 50)*0.15 + ([.O11] / 50)*0.15 + ([.P11] / 100)*0.2)" office:value-type="float" office:value="0.385" calcext:value-type="float">
            <text:p>0.38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17" table:formula="of:=( ((SUM(VLOOKUP([.S11]; [.$AF$3:.$AG$15]; 2; 0);  SUM(VLOOKUP([.T11]; [.$AF$3:.$AG$15]; 2; 0) ))) + ([.U11])  ) / (100 + 100 + 30)) * 0.05" office:value-type="float" office:value="0.0439130434782609" calcext:value-type="float">
            <text:p>0.04391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7" table:formula="of:=(SUM(VLOOKUP([.X11]; [.$AF$3:.$AG$15]; 2; 0); VLOOKUP([.Y11]; [.$AF$3:.$AG$15]; 2; 0))) / 200 * 0.15" office:value-type="float" office:value="0.129" calcext:value-type="float">
            <text:p>0.12900</text:p>
          </table:table-cell>
          <table:table-cell/>
          <table:table-cell table:style-name="ce20" table:formula="of:=[.L11] + [.Q11] + [.V11] + [.Z11]" office:value-type="float" office:value="0.770313043478261" calcext:value-type="float">
            <text:p>0.77031</text:p>
          </table:table-cell>
          <table:table-cell table:style-name="ce21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C+" calcext:value-type="string">
            <text:p>C+</text:p>
          </table:table-cell>
          <table:table-cell table:style-name="ce9" table:formula="of:=VLOOKUP([.AC11]; [.$AI$2:.$AJ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2" table:formula="of:=(SUM(VLOOKUP([.B12]; [.$AF$2:.$AG$15]; 2; 0); VLOOKUP([.C12]; [.$AF$2:.$AG$15]; 2; 0); VLOOKUP([.D12]; [.$AF$2:.$AG$15]; 2; 0); VLOOKUP([.E12]; [.$AF$2:.$AG$15]; 2; 0); VLOOKUP([.F12]; [.$AF$2:.$AG$15]; 2; 0); VLOOKUP([.G12]; [.$AF$2:.$AG$15]; 2; 0); VLOOKUP([.H12]; [.$AF$2:.$AG$15]; 2; 0); VLOOKUP([.I12]; [.$AF$2:.$AG$15]; 2; 0); VLOOKUP([.J12]; [.$AF$2:.$AG$15]; 2; 0); VLOOKUP([.K12]; [.$AF$2:.$AG$15]; 2; 0) )) / 1000 * 0.3" office:value-type="float" office:value="0.2811" calcext:value-type="float">
            <text:p>0.2811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9" calcext:value-type="float">
            <text:p>89</text:p>
          </table:table-cell>
          <table:table-cell table:style-name="ce17" table:formula="of:=(([.N12] / 50)*0.15 + ([.O12] / 50)*0.15 + ([.P12] / 100)*0.2)" office:value-type="float" office:value="0.451" calcext:value-type="float">
            <text:p>0.45100</text:p>
          </table:table-cell>
          <table:table-cell/>
          <table:table-cell table:number-columns-repeated="2" table:style-name="ce7" office:value-type="string" calcext:value-type="string">
            <text:p>A-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( ((SUM(VLOOKUP([.S12]; [.$AF$3:.$AG$15]; 2; 0);  SUM(VLOOKUP([.T12]; [.$AF$3:.$AG$15]; 2; 0) ))) + ([.U12])  ) / (100 + 100 + 30)) * 0.05" office:value-type="float" office:value="0.0404347826086957" calcext:value-type="float">
            <text:p>0.04043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7" table:formula="of:=(SUM(VLOOKUP([.X12]; [.$AF$3:.$AG$15]; 2; 0); VLOOKUP([.Y12]; [.$AF$3:.$AG$15]; 2; 0))) / 200 * 0.15" office:value-type="float" office:value="0.129" calcext:value-type="float">
            <text:p>0.12900</text:p>
          </table:table-cell>
          <table:table-cell/>
          <table:table-cell table:style-name="ce20" table:formula="of:=[.L12] + [.Q12] + [.V12] + [.Z12]" office:value-type="float" office:value="0.901534782608696" calcext:value-type="float">
            <text:p>0.90153</text:p>
          </table:table-cell>
          <table:table-cell table:style-name="ce21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A-" calcext:value-type="string">
            <text:p>A-</text:p>
          </table:table-cell>
          <table:table-cell table:style-name="ce9" table:formula="of:=VLOOKUP([.AC12]; [.$AI$2:.$AJ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style-name="ce12" table:formula="of:=(SUM(VLOOKUP([.B13]; [.$AF$2:.$AG$15]; 2; 0); VLOOKUP([.C13]; [.$AF$2:.$AG$15]; 2; 0); VLOOKUP([.D13]; [.$AF$2:.$AG$15]; 2; 0); VLOOKUP([.E13]; [.$AF$2:.$AG$15]; 2; 0); VLOOKUP([.F13]; [.$AF$2:.$AG$15]; 2; 0); VLOOKUP([.G13]; [.$AF$2:.$AG$15]; 2; 0); VLOOKUP([.H13]; [.$AF$2:.$AG$15]; 2; 0); VLOOKUP([.I13]; [.$AF$2:.$AG$15]; 2; 0); VLOOKUP([.J13]; [.$AF$2:.$AG$15]; 2; 0); VLOOKUP([.K13]; [.$AF$2:.$AG$15]; 2; 0) )) / 1000 * 0.3" office:value-type="float" office:value="0.1776" calcext:value-type="float">
            <text:p>0.1776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66" calcext:value-type="float">
            <text:p>66</text:p>
          </table:table-cell>
          <table:table-cell table:style-name="ce17" table:formula="of:=(([.N13] / 50)*0.15 + ([.O13] / 50)*0.15 + ([.P13] / 100)*0.2)" office:value-type="float" office:value="0.39" calcext:value-type="float">
            <text:p>0.39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( ((SUM(VLOOKUP([.S13]; [.$AF$3:.$AG$15]; 2; 0);  SUM(VLOOKUP([.T13]; [.$AF$3:.$AG$15]; 2; 0) ))) + ([.U13])  ) / (100 + 100 + 30)) * 0.05" office:value-type="float" office:value="0.0373913043478261" calcext:value-type="float">
            <text:p>0.03739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7" table:formula="of:=(SUM(VLOOKUP([.X13]; [.$AF$3:.$AG$15]; 2; 0); VLOOKUP([.Y13]; [.$AF$3:.$AG$15]; 2; 0))) / 200 * 0.15" office:value-type="float" office:value="0.129" calcext:value-type="float">
            <text:p>0.12900</text:p>
          </table:table-cell>
          <table:table-cell/>
          <table:table-cell table:style-name="ce20" table:formula="of:=[.L13] + [.Q13] + [.V13] + [.Z13]" office:value-type="float" office:value="0.733991304347826" calcext:value-type="float">
            <text:p>0.73399</text:p>
          </table:table-cell>
          <table:table-cell table:style-name="ce21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C-" calcext:value-type="string">
            <text:p>C-</text:p>
          </table:table-cell>
          <table:table-cell table:style-name="ce9" table:formula="of:=VLOOKUP([.AC13]; [.$AI$2:.$AJ$13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12" table:formula="of:=(SUM(VLOOKUP([.B14]; [.$AF$2:.$AG$15]; 2; 0); VLOOKUP([.C14]; [.$AF$2:.$AG$15]; 2; 0); VLOOKUP([.D14]; [.$AF$2:.$AG$15]; 2; 0); VLOOKUP([.E14]; [.$AF$2:.$AG$15]; 2; 0); VLOOKUP([.F14]; [.$AF$2:.$AG$15]; 2; 0); VLOOKUP([.G14]; [.$AF$2:.$AG$15]; 2; 0); VLOOKUP([.H14]; [.$AF$2:.$AG$15]; 2; 0); VLOOKUP([.I14]; [.$AF$2:.$AG$15]; 2; 0); VLOOKUP([.J14]; [.$AF$2:.$AG$15]; 2; 0); VLOOKUP([.K14]; [.$AF$2:.$AG$15]; 2; 0) )) / 1000 * 0.3" office:value-type="float" office:value="0.2742" calcext:value-type="float">
            <text:p>0.2742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76" calcext:value-type="float">
            <text:p>76</text:p>
          </table:table-cell>
          <table:table-cell table:style-name="ce17" table:formula="of:=(([.N14] / 50)*0.15 + ([.O14] / 50)*0.15 + ([.P14] / 100)*0.2)" office:value-type="float" office:value="0.416" calcext:value-type="float">
            <text:p>0.41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17" table:formula="of:=( ((SUM(VLOOKUP([.S14]; [.$AF$3:.$AG$15]; 2; 0);  SUM(VLOOKUP([.T14]; [.$AF$3:.$AG$15]; 2; 0) ))) + ([.U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7" table:formula="of:=(SUM(VLOOKUP([.X14]; [.$AF$3:.$AG$15]; 2; 0); VLOOKUP([.Y14]; [.$AF$3:.$AG$15]; 2; 0))) / 200 * 0.15" office:value-type="float" office:value="0.129" calcext:value-type="float">
            <text:p>0.12900</text:p>
          </table:table-cell>
          <table:table-cell/>
          <table:table-cell table:style-name="ce20" table:formula="of:=[.L14] + [.Q14] + [.V14] + [.Z14]" office:value-type="float" office:value="0.863765217391305" calcext:value-type="float">
            <text:p>0.86377</text:p>
          </table:table-cell>
          <table:table-cell table:style-name="ce21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B" calcext:value-type="string">
            <text:p>B</text:p>
          </table:table-cell>
          <table:table-cell table:style-name="ce9" table:formula="of:=VLOOKUP([.AC14]; [.$AI$2:.$AJ$13]; 2; 0)" office:value-type="float" office:value="3" calcext:value-type="float">
            <text:p>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table:style-name="ce26"/>
          <table:table-cell table:style-name="ce32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2" table:formula="of:=(SUM(VLOOKUP([.B15]; [.$AF$2:.$AG$15]; 2; 0); VLOOKUP([.C15]; [.$AF$2:.$AG$15]; 2; 0); VLOOKUP([.D15]; [.$AF$2:.$AG$15]; 2; 0); VLOOKUP([.E15]; [.$AF$2:.$AG$15]; 2; 0); VLOOKUP([.F15]; [.$AF$2:.$AG$15]; 2; 0); VLOOKUP([.G15]; [.$AF$2:.$AG$15]; 2; 0); VLOOKUP([.H15]; [.$AF$2:.$AG$15]; 2; 0); VLOOKUP([.I15]; [.$AF$2:.$AG$15]; 2; 0); VLOOKUP([.J15]; [.$AF$2:.$AG$15]; 2; 0); VLOOKUP([.K15]; [.$AF$2:.$AG$15]; 2; 0) )) / 1000 * 0.3" office:value-type="float" office:value="0.2841" calcext:value-type="float">
            <text:p>0.284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5" calcext:value-type="float">
            <text:p>75</text:p>
          </table:table-cell>
          <table:table-cell table:style-name="ce17" table:formula="of:=(([.N15] / 50)*0.15 + ([.O15] / 50)*0.15 + ([.P15] / 100)*0.2)" office:value-type="float" office:value="0.402" calcext:value-type="float">
            <text:p>0.402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17" table:formula="of:=( ((SUM(VLOOKUP([.S15]; [.$AF$3:.$AG$15]; 2; 0);  SUM(VLOOKUP([.T15]; [.$AF$3:.$AG$15]; 2; 0) ))) + ([.U15])  ) / (100 + 100 + 30)) * 0.05" office:value-type="float" office:value="0.0439130434782609" calcext:value-type="float">
            <text:p>0.04391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17" table:formula="of:=(SUM(VLOOKUP([.X15]; [.$AF$3:.$AG$15]; 2; 0); VLOOKUP([.Y15]; [.$AF$3:.$AG$15]; 2; 0))) / 200 * 0.15" office:value-type="float" office:value="0.129" calcext:value-type="float">
            <text:p>0.12900</text:p>
          </table:table-cell>
          <table:table-cell/>
          <table:table-cell table:style-name="ce20" table:formula="of:=[.L15] + [.Q15] + [.V15] + [.Z15]" office:value-type="float" office:value="0.859013043478261" calcext:value-type="float">
            <text:p>0.85901</text:p>
          </table:table-cell>
          <table:table-cell table:style-name="ce21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B" calcext:value-type="string">
            <text:p>B</text:p>
          </table:table-cell>
          <table:table-cell table:style-name="ce9" table:formula="of:=VLOOKUP([.AC15]; [.$AI$2:.$AJ$13]; 2; 0)" office:value-type="float" office:value="3" calcext:value-type="float">
            <text:p>3</text:p>
          </table:table-cell>
          <table:table-cell/>
          <table:table-cell table:style-name="ce26"/>
          <table:table-cell table:style-name="ce15"/>
          <table:table-cell table:number-columns-repeated="985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2" table:formula="of:=(SUM(VLOOKUP([.B16]; [.$AF$2:.$AG$15]; 2; 0); VLOOKUP([.C16]; [.$AF$2:.$AG$15]; 2; 0); VLOOKUP([.D16]; [.$AF$2:.$AG$15]; 2; 0); VLOOKUP([.E16]; [.$AF$2:.$AG$15]; 2; 0); VLOOKUP([.F16]; [.$AF$2:.$AG$15]; 2; 0); VLOOKUP([.G16]; [.$AF$2:.$AG$15]; 2; 0); VLOOKUP([.H16]; [.$AF$2:.$AG$15]; 2; 0); VLOOKUP([.I16]; [.$AF$2:.$AG$15]; 2; 0); VLOOKUP([.J16]; [.$AF$2:.$AG$15]; 2; 0); VLOOKUP([.K16]; [.$AF$2:.$AG$15]; 2; 0) )) / 1000 * 0.3" office:value-type="float" office:value="0.1431" calcext:value-type="float">
            <text:p>0.1431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84" calcext:value-type="float">
            <text:p>84</text:p>
          </table:table-cell>
          <table:table-cell table:style-name="ce17" table:formula="of:=(([.N16] / 50)*0.15 + ([.O16] / 50)*0.15 + ([.P16] / 100)*0.2)" office:value-type="float" office:value="0.435" calcext:value-type="float">
            <text:p>0.435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0" calcext:value-type="float">
            <text:p>0</text:p>
          </table:table-cell>
          <table:table-cell table:style-name="ce17" table:formula="of:=( ((SUM(VLOOKUP([.S16]; [.$AF$3:.$AG$15]; 2; 0);  SUM(VLOOKUP([.T16]; [.$AF$3:.$AG$15]; 2; 0) ))) + ([.U16])  ) / (100 + 100 + 30)) * 0.05" office:value-type="float" office:value="0.0395652173913043" calcext:value-type="float">
            <text:p>0.039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7" table:formula="of:=(SUM(VLOOKUP([.X16]; [.$AF$3:.$AG$15]; 2; 0); VLOOKUP([.Y16]; [.$AF$3:.$AG$15]; 2; 0))) / 200 * 0.15" office:value-type="float" office:value="0.1395" calcext:value-type="float">
            <text:p>0.13950</text:p>
          </table:table-cell>
          <table:table-cell/>
          <table:table-cell table:style-name="ce20" table:formula="of:=[.L16] + [.Q16] + [.V16] + [.Z16]" office:value-type="float" office:value="0.757165217391304" calcext:value-type="float">
            <text:p>0.75717</text:p>
          </table:table-cell>
          <table:table-cell table:style-name="ce21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C" calcext:value-type="string">
            <text:p>C</text:p>
          </table:table-cell>
          <table:table-cell table:style-name="ce9" table:formula="of:=VLOOKUP([.AC16]; [.$AI$2:.$AJ$13]; 2; 0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2" table:formula="of:=(SUM(VLOOKUP([.B17]; [.$AF$2:.$AG$15]; 2; 0); VLOOKUP([.C17]; [.$AF$2:.$AG$15]; 2; 0); VLOOKUP([.D17]; [.$AF$2:.$AG$15]; 2; 0); VLOOKUP([.E17]; [.$AF$2:.$AG$15]; 2; 0); VLOOKUP([.F17]; [.$AF$2:.$AG$15]; 2; 0); VLOOKUP([.G17]; [.$AF$2:.$AG$15]; 2; 0); VLOOKUP([.H17]; [.$AF$2:.$AG$15]; 2; 0); VLOOKUP([.I17]; [.$AF$2:.$AG$15]; 2; 0); VLOOKUP([.J17]; [.$AF$2:.$AG$15]; 2; 0); VLOOKUP([.K17]; [.$AF$2:.$AG$15]; 2; 0) )) / 1000 * 0.3" office:value-type="float" office:value="0.2838" calcext:value-type="float">
            <text:p>0.2838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4" calcext:value-type="float">
            <text:p>84</text:p>
          </table:table-cell>
          <table:table-cell table:style-name="ce17" table:formula="of:=(([.N17] / 50)*0.15 + ([.O17] / 50)*0.15 + ([.P17] / 100)*0.2)" office:value-type="float" office:value="0.423" calcext:value-type="float">
            <text:p>0.423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17" table:formula="of:=( ((SUM(VLOOKUP([.S17]; [.$AF$3:.$AG$15]; 2; 0);  SUM(VLOOKUP([.T17]; [.$AF$3:.$AG$15]; 2; 0) ))) + ([.U17])  ) / (100 + 100 + 30)) * 0.05" office:value-type="float" office:value="0.0439130434782609" calcext:value-type="float">
            <text:p>0.0439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7" table:formula="of:=(SUM(VLOOKUP([.X17]; [.$AF$3:.$AG$15]; 2; 0); VLOOKUP([.Y17]; [.$AF$3:.$AG$15]; 2; 0))) / 200 * 0.15" office:value-type="float" office:value="0.144" calcext:value-type="float">
            <text:p>0.14400</text:p>
          </table:table-cell>
          <table:table-cell/>
          <table:table-cell table:style-name="ce20" table:formula="of:=[.L17] + [.Q17] + [.V17] + [.Z17]" office:value-type="float" office:value="0.894713043478261" calcext:value-type="float">
            <text:p>0.89471</text:p>
          </table:table-cell>
          <table:table-cell table:style-name="ce21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B+" calcext:value-type="string">
            <text:p>B+</text:p>
          </table:table-cell>
          <table:table-cell table:style-name="ce9" table:formula="of:=VLOOKUP([.AC17]; [.$AI$2:.$AJ$13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6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2" table:formula="of:=(SUM(VLOOKUP([.B18]; [.$AF$2:.$AG$15]; 2; 0); VLOOKUP([.C18]; [.$AF$2:.$AG$15]; 2; 0); VLOOKUP([.D18]; [.$AF$2:.$AG$15]; 2; 0); VLOOKUP([.E18]; [.$AF$2:.$AG$15]; 2; 0); VLOOKUP([.F18]; [.$AF$2:.$AG$15]; 2; 0); VLOOKUP([.G18]; [.$AF$2:.$AG$15]; 2; 0); VLOOKUP([.H18]; [.$AF$2:.$AG$15]; 2; 0); VLOOKUP([.I18]; [.$AF$2:.$AG$15]; 2; 0); VLOOKUP([.J18]; [.$AF$2:.$AG$15]; 2; 0); VLOOKUP([.K18]; [.$AF$2:.$AG$15]; 2; 0) )) / 1000 * 0.3" office:value-type="float" office:value="0.2751" calcext:value-type="float">
            <text:p>0.27510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table:style-name="ce7" office:value-type="float" office:value="95" calcext:value-type="float">
            <text:p>95</text:p>
          </table:table-cell>
          <table:table-cell table:style-name="ce17" table:formula="of:=(([.N18] / 50)*0.15 + ([.O18] / 50)*0.15 + ([.P18] / 100)*0.2)" office:value-type="float" office:value="0.484" calcext:value-type="float">
            <text:p>0.484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17" table:formula="of:=( ((SUM(VLOOKUP([.S18]; [.$AF$3:.$AG$15]; 2; 0);  SUM(VLOOKUP([.T18]; [.$AF$3:.$AG$15]; 2; 0) ))) + ([.U18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7" table:formula="of:=(SUM(VLOOKUP([.X18]; [.$AF$3:.$AG$15]; 2; 0); VLOOKUP([.Y18]; [.$AF$3:.$AG$15]; 2; 0))) / 200 * 0.15" office:value-type="float" office:value="0.1395" calcext:value-type="float">
            <text:p>0.13950</text:p>
          </table:table-cell>
          <table:table-cell/>
          <table:table-cell table:style-name="ce20" table:formula="of:=[.L18] + [.Q18] + [.V18] + [.Z18]" office:value-type="float" office:value="0.944686956521739" calcext:value-type="float">
            <text:p>0.94469</text:p>
          </table:table-cell>
          <table:table-cell table:style-name="ce21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A" calcext:value-type="string">
            <text:p>A</text:p>
          </table:table-cell>
          <table:table-cell table:style-name="ce9" table:formula="of:=VLOOKUP([.AC18]; [.$AI$2:.$AJ$13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12" table:formula="of:=(SUM(VLOOKUP([.B19]; [.$AF$2:.$AG$15]; 2; 0); VLOOKUP([.C19]; [.$AF$2:.$AG$15]; 2; 0); VLOOKUP([.D19]; [.$AF$2:.$AG$15]; 2; 0); VLOOKUP([.E19]; [.$AF$2:.$AG$15]; 2; 0); VLOOKUP([.F19]; [.$AF$2:.$AG$15]; 2; 0); VLOOKUP([.G19]; [.$AF$2:.$AG$15]; 2; 0); VLOOKUP([.H19]; [.$AF$2:.$AG$15]; 2; 0); VLOOKUP([.I19]; [.$AF$2:.$AG$15]; 2; 0); VLOOKUP([.J19]; [.$AF$2:.$AG$15]; 2; 0); VLOOKUP([.K19]; [.$AF$2:.$AG$15]; 2; 0) )) / 1000 * 0.3" office:value-type="float" office:value="0.2853" calcext:value-type="float">
            <text:p>0.28530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table:style-name="ce7" office:value-type="float" office:value="69" calcext:value-type="float">
            <text:p>69</text:p>
          </table:table-cell>
          <table:table-cell table:style-name="ce17" table:formula="of:=(([.N19] / 50)*0.15 + ([.O19] / 50)*0.15 + ([.P19] / 100)*0.2)" office:value-type="float" office:value="0.39" calcext:value-type="float">
            <text:p>0.39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17" table:formula="of:=( ((SUM(VLOOKUP([.S19]; [.$AF$3:.$AG$15]; 2; 0);  SUM(VLOOKUP([.T19]; [.$AF$3:.$AG$15]; 2; 0) ))) + ([.U19])  ) / (100 + 100 + 30)) * 0.05" office:value-type="float" office:value="0.0439130434782609" calcext:value-type="float">
            <text:p>0.0439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7" table:formula="of:=(SUM(VLOOKUP([.X19]; [.$AF$3:.$AG$15]; 2; 0); VLOOKUP([.Y19]; [.$AF$3:.$AG$15]; 2; 0))) / 200 * 0.15" office:value-type="float" office:value="0.144" calcext:value-type="float">
            <text:p>0.14400</text:p>
          </table:table-cell>
          <table:table-cell/>
          <table:table-cell table:style-name="ce20" table:formula="of:=[.L19] + [.Q19] + [.V19] + [.Z19]" office:value-type="float" office:value="0.863213043478261" calcext:value-type="float">
            <text:p>0.86321</text:p>
          </table:table-cell>
          <table:table-cell table:style-name="ce21" table:formula="of:=IF([.AB19]&gt;=0.9875;&quot;A+&quot;;  IF([.AB19]&gt;=0.94; &quot;A&quot;; IF([.AB19]&gt;=0.9; &quot;A-&quot;; IF([.AB19]&gt;=0.87; &quot;B+&quot;; IF([.AB19]&gt;=0.84;&quot;B&quot;; IF([.AB19]&gt;=0.8; &quot;B-&quot;; IF([.AB19]&gt;=0.77; &quot;C+&quot;; IF([.AB19]&gt;=0.74;&quot;C&quot;; IF([.AB19]&gt;=0.7; &quot;C-&quot;; IF([.AB19]&gt;=0.67; &quot;D+&quot;; IF([.AB19]&gt;=0.64;&quot;D&quot;; IF([.AB19]&gt;=0.6; &quot;D-&quot;; &quot;F&quot;))))))))))))" office:value-type="string" office:string-value="B" calcext:value-type="string">
            <text:p>B</text:p>
          </table:table-cell>
          <table:table-cell table:style-name="ce9" table:formula="of:=VLOOKUP([.AC19]; [.$AI$2:.$AJ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7"/>
          <table:table-cell table:style-name="ce17"/>
          <table:table-cell/>
          <table:table-cell table:style-name="ce7"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20"/>
          <table:table-cell table:style-name="Default"/>
          <table:table-cell table:style-name="ce9"/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3"/>
          <table:table-cell table:number-columns-repeated="5"/>
          <table:table-cell table:style-name="ce7"/>
          <table:table-cell table:style-name="ce17"/>
          <table:table-cell/>
          <table:table-cell table:style-name="ce7"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8"/>
          <table:table-cell table:style-name="ce10" table:number-columns-repeated="2"/>
          <table:table-cell table:number-columns-repeated="5"/>
          <table:table-cell table:style-name="ce7"/>
          <table:table-cell table:style-name="ce17"/>
          <table:table-cell/>
          <table:table-cell table:style-name="ce7"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15"/>
          <table:table-cell table:style-name="ce7"/>
          <table:table-cell table:style-name="ce17"/>
          <table:table-cell/>
          <table:table-cell table:style-name="ce7"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ce21" table:formula="of:=AVERAGE([.AB2:.AB19])" office:value-type="float" office:value="0.856629710144927" calcext:value-type="float">
            <text:p>0.8566297101</text:p>
          </table:table-cell>
          <table:table-cell table:style-name="ce18"/>
          <table:table-cell table:style-name="ce21" table:formula="of:=AVERAGE([.AD2:.AD19])" office:value-type="float" office:value="3.02222222222222" calcext:value-type="float">
            <text:p>3.0222222222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12"/>
          <table:table-cell table:style-name="ce7"/>
          <table:table-cell table:style-name="ce17"/>
          <table:table-cell/>
          <table:table-cell table:style-name="ce7"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11"/>
          <table:table-cell table:style-name="ce7"/>
          <table:table-cell table:style-name="ce17"/>
          <table:table-cell/>
          <table:table-cell table:style-name="ce7" table:number-columns-repeated="3"/>
          <table:table-cell table:style-name="ce17"/>
          <table:table-cell table:number-columns-repeated="3"/>
          <table:table-cell table:style-name="ce17"/>
          <table:table-cell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11"/>
          <table:table-cell table:style-name="ce13"/>
          <table:table-cell/>
          <table:table-cell table:formula="of:=AVERAGE([.N2:.N25])" office:value-type="float" office:value="42.8333333333333" calcext:value-type="float">
            <text:p>42.8333333333</text:p>
          </table:table-cell>
          <table:table-cell table:formula="of:=AVERAGE([.O2:.O25])" office:value-type="float" office:value="43.5555555555556" calcext:value-type="float">
            <text:p>43.5555555556</text:p>
          </table:table-cell>
          <table:table-cell table:style-name="ce7" table:formula="of:=AVERAGE([.P2:.P25])" office:value-type="float" office:value="81.3333333333333" calcext:value-type="float">
            <text:p>81.3333333333</text:p>
          </table:table-cell>
          <table:table-cell table:style-name="ce13"/>
          <table:table-cell table:number-columns-repeated="11"/>
          <table:table-cell table:style-name="Default"/>
          <table:table-cell table:number-columns-repeated="989"/>
        </table:table-row>
        <table:table-row table:style-name="ro1">
          <table:table-cell table:number-columns-repeated="11"/>
          <table:table-cell table:style-name="ce13"/>
          <table:table-cell/>
          <table:table-cell table:formula="of:=[.N26] / 50" office:value-type="float" office:value="0.856666666666667" calcext:value-type="float">
            <text:p>0.8566666667</text:p>
          </table:table-cell>
          <table:table-cell table:formula="of:=[.O26] / 50" office:value-type="float" office:value="0.871111111111111" calcext:value-type="float">
            <text:p>0.8711111111</text:p>
          </table:table-cell>
          <table:table-cell table:style-name="ce7" table:formula="of:=[.P26] / 100" office:value-type="float" office:value="0.813333333333333" calcext:value-type="float">
            <text:p>0.8133333333</text:p>
          </table:table-cell>
          <table:table-cell table:number-columns-repeated="11"/>
          <table:table-cell table:style-name="Default" table:number-columns-repeated="2"/>
          <table:table-cell table:number-columns-repeated="989"/>
        </table:table-row>
        <table:table-row table:style-name="ro1" table:number-rows-repeated="1048548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22:43:18.539836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6T00:36:20.628243979</dc:date>
    <dc:creator>Gregory Kapfhammer</dc:creator>
    <meta:editing-duration>P30DT21H21M13S</meta:editing-duration>
    <meta:editing-cycles>359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56" meta:object-count="0"/>
  </office:meta>
</office:document-meta>
</file>